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Predefinito">
        <draw:frame draw:style-name="gr1" draw:layer="layout" svg:width="28.417cm" svg:height="13.74cm" svg:x="0.784cm" svg:y="-0.74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Predefinit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11T19:06:32</meta:creation-date>
    <dc:date>2012-12-12T09:52:20</dc:date>
    <dc:creator>Nicola </dc:creator>
    <meta:editing-duration>PT2M27S</meta:editing-duration>
    <meta:editing-cycles>5</meta:editing-cycles>
    <meta:generator>LibreOffice/3.6$Linux_X86_64 LibreOffice_project/360m1$Build-102</meta:gener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Ubuntu" style:font-style-name="Standard" fo:font-size="18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Ubuntu" style:font-style-name="Corsivo" fo:font-size="12pt" fo:font-style="italic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966" dr3d:edge-rounding="5%"/>
      <style:text-properties fo:font-family="Ubuntu" style:font-style-name="Standard" fo:font-size="1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18cm" svg:height="13.741cm" xlink:href="." xlink:type="simple" chart:class="chart:bar" chart:style-name="ch1">
        <chart:plot-area chart:style-name="ch2" chart:data-source-has-labels="both" svg:x="1.018cm" svg:y="1.231cm" svg:width="26.264cm" svg:height="11.816cm">
          <chartooo:coordinate-region svg:x="8.915cm" svg:y="1.231cm" svg:width="18.008cm" svg:height="11.09cm"/>
          <chart:axis chart:dimension="x" chart:name="primary-x" chart:style-name="ch3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Pagine di documentazione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Classi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equisiti funzionali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asi d'uso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agrammi dei casi d'us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mi relazionali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1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